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e5e351" officeooo:paragraph-rsid="00e5e351" style:font-weight-asian="bold" style:font-weight-complex="bold"/>
    </style:style>
    <style:style style:name="P3" style:family="paragraph" style:parent-style-name="Text_20_body">
      <style:text-properties fo:font-weight="bold" officeooo:rsid="00ee610d" officeooo:paragraph-rsid="00ee610d" style:font-weight-asian="bold" style:font-weight-complex="bold"/>
    </style:style>
    <style:style style:name="P4" style:family="paragraph" style:parent-style-name="Text_20_body">
      <style:text-properties fo:font-weight="bold" officeooo:rsid="00efcc97" officeooo:paragraph-rsid="00efcc97" style:font-weight-asian="bold" style:font-weight-complex="bold"/>
    </style:style>
    <style:style style:name="P5" style:family="paragraph" style:parent-style-name="Text_20_body">
      <style:text-properties officeooo:paragraph-rsid="00b82b39"/>
    </style:style>
    <style:style style:name="P6" style:family="paragraph" style:parent-style-name="Text_20_body">
      <style:text-properties officeooo:rsid="00d6f2ab" officeooo:paragraph-rsid="00dc99c2"/>
    </style:style>
    <style:style style:name="P7" style:family="paragraph" style:parent-style-name="Text_20_body">
      <style:text-properties fo:font-weight="normal" officeooo:rsid="00e68d63" officeooo:paragraph-rsid="00e68d63" style:font-weight-asian="normal" style:font-weight-complex="normal"/>
    </style:style>
    <style:style style:name="P8" style:family="paragraph" style:parent-style-name="Text_20_body">
      <style:text-properties fo:font-weight="normal" officeooo:rsid="00e7ec2c" officeooo:paragraph-rsid="00e7ec2c" style:font-weight-asian="normal" style:font-weight-complex="normal"/>
    </style:style>
    <style:style style:name="P9" style:family="paragraph" style:parent-style-name="Text_20_body">
      <style:text-properties officeooo:rsid="00e51007" officeooo:paragraph-rsid="00e5e351"/>
    </style:style>
    <style:style style:name="P10" style:family="paragraph" style:parent-style-name="Text_20_body">
      <style:text-properties officeooo:paragraph-rsid="00e68d63"/>
    </style:style>
    <style:style style:name="P11" style:family="paragraph" style:parent-style-name="Text_20_body">
      <style:text-properties officeooo:paragraph-rsid="00e7ec2c"/>
    </style:style>
    <style:style style:name="P12" style:family="paragraph" style:parent-style-name="Text_20_body">
      <style:text-properties officeooo:paragraph-rsid="00ec7768"/>
    </style:style>
    <style:style style:name="P13" style:family="paragraph" style:parent-style-name="Text_20_body">
      <style:text-properties officeooo:paragraph-rsid="00ed1eca"/>
    </style:style>
    <style:style style:name="P14" style:family="paragraph" style:parent-style-name="Text_20_body">
      <style:text-properties officeooo:paragraph-rsid="00ee610d"/>
    </style:style>
    <style:style style:name="P15" style:family="paragraph" style:parent-style-name="Text_20_body">
      <style:text-properties officeooo:paragraph-rsid="00efcc97"/>
    </style:style>
    <style:style style:name="P16" style:family="paragraph" style:parent-style-name="Text_20_body">
      <style:text-properties fo:font-weight="normal" officeooo:rsid="00efcc97" officeooo:paragraph-rsid="00efcc9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d3b613" style:font-weight-asian="bold" style:font-weight-complex="bold"/>
    </style:style>
    <style:style style:name="T5" style:family="text">
      <style:text-properties fo:font-weight="bold" officeooo:rsid="00dc99c2" style:font-weight-asian="bold" style:font-weight-complex="bold"/>
    </style:style>
    <style:style style:name="T6" style:family="text">
      <style:text-properties fo:font-weight="bold" officeooo:rsid="00e03a2b" style:font-weight-asian="bold" style:font-weight-complex="bold"/>
    </style:style>
    <style:style style:name="T7" style:family="text">
      <style:text-properties fo:font-weight="bold" officeooo:rsid="00d906ea" style:font-weight-asian="bold" style:font-weight-complex="bold"/>
    </style:style>
    <style:style style:name="T8" style:family="text">
      <style:text-properties fo:font-weight="bold" officeooo:rsid="00e5e351" style:font-weight-asian="bold" style:font-weight-complex="bold"/>
    </style:style>
    <style:style style:name="T9" style:family="text">
      <style:text-properties fo:font-weight="bold" officeooo:rsid="00e68d63" style:font-weight-asian="bold" style:font-weight-complex="bold"/>
    </style:style>
    <style:style style:name="T10" style:family="text">
      <style:text-properties fo:font-weight="bold" officeooo:rsid="00ec7768" style:font-weight-asian="bold" style:font-weight-complex="bold"/>
    </style:style>
    <style:style style:name="T11" style:family="text">
      <style:text-properties fo:font-weight="bold" officeooo:rsid="00ed1eca" style:font-weight-asian="bold" style:font-weight-complex="bold"/>
    </style:style>
    <style:style style:name="T12" style:family="text">
      <style:text-properties officeooo:rsid="008be1ea"/>
    </style:style>
    <style:style style:name="T13" style:family="text">
      <style:text-properties officeooo:rsid="009dfa9b"/>
    </style:style>
    <style:style style:name="T14" style:family="text">
      <style:text-properties style:text-position="super 58%"/>
    </style:style>
    <style:style style:name="T15" style:family="text">
      <style:text-properties fo:font-weight="normal" style:font-weight-asian="normal" style:font-weight-complex="normal"/>
    </style:style>
    <style:style style:name="T16" style:family="text">
      <style:text-properties fo:font-weight="normal" officeooo:rsid="0090f018" style:font-weight-asian="normal" style:font-weight-complex="normal"/>
    </style:style>
    <style:style style:name="T17" style:family="text">
      <style:text-properties fo:font-weight="normal" officeooo:rsid="0082d22b" style:font-weight-asian="normal" style:font-weight-complex="normal"/>
    </style:style>
    <style:style style:name="T18" style:family="text">
      <style:text-properties fo:font-weight="normal" officeooo:rsid="00ab2c09" style:font-weight-asian="normal" style:font-weight-complex="normal"/>
    </style:style>
    <style:style style:name="T19" style:family="text">
      <style:text-properties fo:font-weight="normal" officeooo:rsid="00e03a2b" style:font-weight-asian="normal" style:font-weight-complex="normal"/>
    </style:style>
    <style:style style:name="T20" style:family="text">
      <style:text-properties fo:font-weight="normal" officeooo:rsid="00e68d63" style:font-weight-asian="normal" style:font-weight-complex="normal"/>
    </style:style>
    <style:style style:name="T21" style:family="text">
      <style:text-properties fo:font-weight="normal" officeooo:rsid="00e7ec2c" style:font-weight-asian="normal" style:font-weight-complex="normal"/>
    </style:style>
    <style:style style:name="T22" style:family="text">
      <style:text-properties fo:font-weight="normal" officeooo:rsid="00e9467e" style:font-weight-asian="normal" style:font-weight-complex="normal"/>
    </style:style>
    <style:style style:name="T23" style:family="text">
      <style:text-properties fo:font-weight="normal" officeooo:rsid="00e5e351" style:font-weight-asian="normal" style:font-weight-complex="normal"/>
    </style:style>
    <style:style style:name="T24" style:family="text">
      <style:text-properties fo:font-weight="normal" officeooo:rsid="00eafb41" style:font-weight-asian="normal" style:font-weight-complex="normal"/>
    </style:style>
    <style:style style:name="T25" style:family="text">
      <style:text-properties fo:font-weight="normal" officeooo:rsid="00e66cbf" style:font-weight-asian="normal" style:font-weight-complex="normal"/>
    </style:style>
    <style:style style:name="T26" style:family="text">
      <style:text-properties fo:font-weight="normal" officeooo:rsid="00eb103b" style:font-weight-asian="normal" style:font-weight-complex="normal"/>
    </style:style>
    <style:style style:name="T27" style:family="text">
      <style:text-properties fo:font-weight="normal" officeooo:rsid="00ee610d" style:font-weight-asian="normal" style:font-weight-complex="normal"/>
    </style:style>
    <style:style style:name="T28" style:family="text">
      <style:text-properties fo:font-weight="normal" officeooo:rsid="00efcc97" style:font-weight-asian="normal" style:font-weight-complex="normal"/>
    </style:style>
    <style:style style:name="T29" style:family="text">
      <style:text-properties fo:font-weight="normal" officeooo:rsid="00eff44c" style:font-weight-asian="normal" style:font-weight-complex="normal"/>
    </style:style>
    <style:style style:name="T30" style:family="text">
      <style:text-properties fo:font-weight="normal" officeooo:rsid="00f02198" style:font-weight-asian="normal" style:font-weight-complex="normal"/>
    </style:style>
    <style:style style:name="T31" style:family="text">
      <style:text-properties officeooo:rsid="00d3b613"/>
    </style:style>
    <style:style style:name="T32" style:family="text">
      <style:text-properties officeooo:rsid="00d906ea"/>
    </style:style>
    <style:style style:name="T33" style:family="text">
      <style:text-properties officeooo:rsid="00dc99c2"/>
    </style:style>
    <style:style style:name="T34" style:family="text">
      <style:text-properties officeooo:rsid="00e03a2b"/>
    </style:style>
    <style:style style:name="T35" style:family="text">
      <style:text-properties officeooo:rsid="00e51007"/>
    </style:style>
    <style:style style:name="T36" style:family="text">
      <style:text-properties officeooo:rsid="00e5e351"/>
    </style:style>
    <style:style style:name="T37" style:family="text">
      <style:text-properties fo:font-style="normal" style:font-style-asian="normal" style:font-style-complex="normal"/>
    </style:style>
    <style:style style:name="T38" style:family="text">
      <style:text-properties fo:font-style="normal" officeooo:rsid="00e68d63" style:font-style-asian="normal" style:font-style-complex="normal"/>
    </style:style>
    <style:style style:name="T39" style:family="text">
      <style:text-properties fo:font-style="normal" officeooo:rsid="00eb103b" style:font-style-asian="normal" style:font-style-complex="normal"/>
    </style:style>
    <style:style style:name="T40" style:family="text">
      <style:text-properties officeooo:rsid="00e7ec2c"/>
    </style:style>
    <style:style style:name="T41" style:family="text">
      <style:text-properties officeooo:rsid="00e9467e"/>
    </style:style>
    <style:style style:name="T42" style:family="text">
      <style:text-properties officeooo:rsid="00eafb41"/>
    </style:style>
    <style:style style:name="T43" style:family="text">
      <style:text-properties officeooo:rsid="00ec7768"/>
    </style:style>
    <style:style style:name="T44" style:family="text">
      <style:text-properties officeooo:rsid="00ed1eca"/>
    </style:style>
    <style:style style:name="T45" style:family="text">
      <style:text-properties fo:color="#000000" fo:font-weight="normal" officeooo:rsid="00efcc97" style:font-weight-asian="normal" style:font-weight-complex="normal"/>
    </style:style>
    <style:style style:name="T46" style:family="text">
      <style:text-properties officeooo:rsid="00f02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5">6 May</text:span> 201<text:span text:style-name="T13">5</text:span> transmission <text:span text:style-name="T35">7-8 May</text:span> 201<text:span text:style-name="T13">5</text:span></text:p>
      <text:p text:style-name="P5"><text:span text:style-name="T3">[0] </text:span><text:span text:style-name="T35">And here’s your IT Stuff for May 2015, BCB’s technology show that treats you as a citizen, not a consumer. I’m Noam Chomsky, and the normal forms with me today are Shi, Kriss and Dick. Today’s cliffhanger is that one of these people runs Hello Kitty Airways on the X-Plane flightsim, and we’ll be revealing the pilot from Hello Kitty Airways at the end of the show.</text:span></text:p>
      <text:p text:style-name="P9">What’s in the show today, well, if you’re listening to the Thursday evening broadcast, today is polling day in the general election, so we’ll be discussing electronic voting. But if you’re listening to one of the other broadcasts, and you’re sick of voting and all its consequences, everything else is lulz and plugs. From the lulz department we have aircraft falling from the sky (Goodbye Kitty Airways, heh) <text:span text:style-name="T36">and from the plugs department we haz loads of upcoming local events.</text:span></text:p>
      <text:p text:style-name="P6"><text:span text:style-name="T6">[</text:span><text:span text:style-name="T8">3</text:span><text:span text:style-name="T6"> Min]</text:span><text:span text:style-name="T34"> But let’s start with one of the best news items we’ve ever had on IT Stuff, something that epitomises everything about twenty first century consumerism. Kriss, would you like to tell us about the Apple Watch. ... tattoos no workie ... appstore banhammer for time apps.</text:span></text:p>
      <text:p text:style-name="P2">[6 Min] <text:span text:style-name="T25">The lulz keep on coming, let’s start in the air, it turns out that the thoroughly jinxed Boeing 787 Dreamliner has a tiny integer overflow problem. </text:span><text:span text:style-name="T24">Each jet engine has a generator, and the generators shut down if they’ve been up for 248 days, in ticks of 10 microseconds that overflows a 32 bit signed integer. If all four generators were booted together, they’ll shut down together, and then shortly after that they’ll smack into the ground together unless you turn them offanonagen.</text:span></text:p>
      <text:p text:style-name="P11"><text:span text:style-name="T21">Meanwhile, over at</text:span><text:span text:style-name="T25"> American Airlines, the pilots have iPads that download the flight plans, using an</text:span><text:span text:style-name="T19"> app made by </text:span><text:span text:style-name="T25">a</text:span><text:span text:style-name="T19"> Boeing subsidiary </text:span><text:span text:style-name="T25">called </text:span><text:span text:style-name="T19">Jeppesen. This </text:span><text:span text:style-name="T26">is</text:span><text:span text:style-name="T19">, I kid you not, to “</text:span>reduce the frequent injuries incurred by pilots from carrying heavy flight bags”. <text:span text:style-name="T25">Unfortunately... a bad download caused all the iPads for the </text:span><text:span text:style-name="T21">American Airlines</text:span><text:span text:style-name="T25"> 737 fleet to crash at the same time, that’s the iPad</text:span><text:span text:style-name="T20">s that crashed</text:span><text:span text:style-name="T25"> not the 737</text:span><text:span text:style-name="T20">s</text:span><text:span text:style-name="T25">, but still, dozens of flights were delayed.</text:span></text:p>
      <text:p text:style-name="P10"><text:span text:style-name="T20">Would you feel safer on the train? some </text:span><text:span text:style-name="T24">professor of</text:span><text:span text:style-name="T20"> cyberfright warned us all that trains will fall off the tracks because </text:span><text:span text:style-name="T26">Britain’s</text:span><text:span text:style-name="T20"> next generation signal system is... well, he didn’t really get specific, not without a </text:span><text:span text:style-name="T24">research grant</text:span><text:span text:style-name="T20">. But in the real world, there was a documentary the other week, “</text:span><text:span text:style-name="Emphasis">Nick and Margaret: The Trouble With our Trains”</text:span><text:span text:style-name="Emphasis"><text:span text:style-name="T37"> </text:span></text:span><text:span text:style-name="Emphasis"><text:span text:style-name="T38">with her and him off the telly, you might have spotted the workstation on a signaller's control desk at Waterloo has the password taped to the top of the monitor. </text:span></text:span><text:span text:style-name="Emphasis"><text:span text:style-name="T39">On national telly.</text:span></text:span></text:p>
      <text:p text:style-name="P7"><text:span text:style-name="T1">[9 Min]</text:span> Staying with the lulz, guess which nuclear power plant operator has just been told by its <text:span text:style-name="T40">safety </text:span>regulator that it really, really must <text:span text:style-name="T40">get round to </text:span>upgrad<text:span text:style-name="T40">ing</text:span> <text:span text:style-name="T42">48,000 PCs </text:span>from Windows XP? That’ll be Japan’s Tepco, proud owner of the smoking wrecks at Fukushima.</text:p>
      <text:p text:style-name="P11"><text:span text:style-name="T21">And breaking news yesterday is CVE-2015-3459. All the best security holes get CVE numbers </text:span><text:span text:style-name="T22">and </text:span><text:span text:style-name="T21">this one is CVE-2015-3459. Wossat then? For a change it’s not your laptop or server or phone, it’s the LifeCare PCA drug infusion pump, there are 55,000 of them in </text:span><text:span text:style-name="T22">hospital wards</text:span><text:span text:style-name="T21"> around the world, and they’re all running a telnet daemon, and it drops you straight into root. </text:span><text:span text:style-name="T22">On the drug pump. Would my copresenters like to tell the listeners just how bad that is?</text:span></text:p>
      <text:p text:style-name="P8">Sorry, this show is turning into like a software engineering FAIL blog. Apparently, in an advanced technological civilisation that’s where all the lulz are. Oh well.</text:p>
      <text:p text:style-name="P11"><text:span text:style-name="T9">[12 Min]</text:span><text:span text:style-name="T20"> </text:span><text:span text:style-name="T21">And that brings us </text:span><text:span text:style-name="T26">straight</text:span><text:span text:style-name="T21"> to</text:span><text:span text:style-name="T20"> Windows 10. It’s not going to come out in one big lump, it’s going to </text:span><text:span text:style-name="T24">dribble</text:span><text:span text:style-name="T20"> out in </text:span><text:span text:style-name="T24">bits</text:span><text:span text:style-name="T20"> </text:span><text:span text:style-name="T24">(like the excreta of a royal baby) maybe</text:span><text:span text:style-name="T20"> as soon as </text:span><text:span text:style-name="T24">late </text:span><text:span text:style-name="T20">July. </text:span><text:span text:style-name="T26">So t</text:span><text:span text:style-name="T21">he free upgrades from Windows 7 might be later. </text:span><text:span text:style-name="T24">It’</text:span><text:span text:style-name="T26">s got</text:span><text:span text:style-name="T24"> a new browser called Microsoft Edge but </text:span><text:span text:style-name="T26">with</text:span><text:span text:style-name="T24"> a blue ‘e’ that’s almost the same as the old icon. </text:span><text:span text:style-name="T20">If you’re wondering what the emoji support is like, the answer is, it’s surprisingly good - it </text:span><text:span text:style-name="T21">has</text:span><text:span text:style-name="T20"> lots of the </text:span><text:span text:style-name="T21">standardised </text:span><text:span text:style-name="T20">new emoji </text:span><text:span text:style-name="T22">in a range of six diversity-compliant skin tones,</text:span><text:span text:style-name="T20"> including </text:span>"Reversed Hand With Middle Finger Extended," codepoint U+1F595. <text:span text:style-name="T40">But possibly not "Pile of Poo” U+1F4A9, otherwise known as Windows 8.</text:span></text:p>
      <text:p text:style-name="Text_20_body"><text:span text:style-name="T2">[1</text:span><text:span text:style-name="T6">4</text:span><text:span text:style-name="T2"> Min]</text:span><text:span text:style-name="T12"> This is BCB Radio 106.6 FM, you’re listening to IT Stuff with me, </text:span><text:span text:style-name="Emphasis"><text:span text:style-name="T37">Corinne Stockheath</text:span></text:span><text:span text:style-name="T12">. <text:s/>Coming up, it’s the plugs department.</text:span></text:p>
      <text:p text:style-name="P3"><text:soft-page-break/>[15 Min]<text:span text:style-name="T15"> With me are my friends in meatspace as well as cyberspace, Kriss, Shi and Dick. Folks, there are lots of people out there who think the old fashioned paper voting is </text:span><text:span text:style-name="T28">pretty ludicrous in this day and age. There’s a grassroots campaign <text:s/>WebRoots Democracy for online voting in this country and they are pushing at an open door, the Commons Speaker wants to give it a try next time round in 2020. So why not?</text:span></text:p>
      <text:p text:style-name="P16">Let’s look at the whole chain. How can we be sure you’re a real person that exists, and not someone who’s dead or made up? Or has someone nicked your phone to vote? How can we be sure nobody’s changed your vote as it flows through BT’s network or at the town hall? How can we be sure they’ve been added up right, or even at all? And how can we audit them months or years later? Some countries (<text:span text:style-name="T46">e.g. </text:span>Estonia) have had online voting for years, and its very popular, but <text:span text:style-name="T46">experts have been warning Estonia for years how vulnerable this is. </text:span></text:p>
      <text:p text:style-name="P4"><text:span text:style-name="T15">Lots </text:span><text:span text:style-name="T29">of countries use electronic voting machines at polling stations, most famously India and the USA. </text:span><text:span text:style-name="T30">But that's not without its problems. Just last month, the voting machines in Virginia were exposed as laughably insecure. The wifi password for all of them was 'abcde' and the administrator password was 'admin' and once you were in all the votes were in an Excel spreddie (I am not making this up) with no audit trail whatsoever. So all it would take to steal an election is someone a quarter of a mile away with a laptop.</text:span></text:p>
      <text:p text:style-name="P15"><text:span text:style-name="T28">There is no computer security expert who is in favour of online voting, not one. The backgrounds of the people at WebRoots Democracy are all non-technology: </text:span><text:span text:style-name="T15">Economics and Political Science</text:span><text:span text:style-name="T28">, Philosophy, </text:span><text:span text:style-name="T45">Modern History, languages, social research. It would be good to have a dialogue.</text:span></text:p>
      <text:p text:style-name="Text_20_body"><text:span text:style-name="T1">[18 Min]</text:span> Enough of that, we’ve got events to plug and indeed to review, cos the Wetgenes Partnership went to <text:span text:style-name="T4">GAMAYO #8</text:span><text:span text:style-name="T31">, Games Makers Yorkshire, </text:span>last week. Folks, how was it for you?</text:p>
      <text:p text:style-name="P12"><text:span text:style-name="T43">Right, listeners, have you got a pen? cos here come the plugs, and I need to tell you off Shi, cos when you sent me the list of stuff to plug you missed out your very own B</text:span>adonkadonk! <text:span text:style-name="T43">It’s the monthly meetup for games makers in and around Bradford and beyond, happening next week on Wednesday 13 th May, 7pm-9pm at the Titus Salt Wetherspoons behind the Alhambra.</text:span></text:p>
      <text:p text:style-name="P14"><text:span text:style-name="T43">Next up is </text:span><text:span text:style-name="T10">Halifax </text:span><text:span text:style-name="T11">Mini Maker Faire</text:span><text:span text:style-name="T44">. The makers aren’t mini, and they aren’t making minis, but it is in Halifax, inside Eureka, I’m sure you know where that is. The Maker thing started with Make magazine which is basically freestyle DIY hacking of physical objects. On </text:span><text:span text:style-name="Strong_20_Emphasis"><text:span text:style-name="T15">Saturday 30 and Sunday 31 May </text:span></text:span><text:span text:style-name="Strong_20_Emphasis"><text:span text:style-name="T27">there will be loads of makers doing things like 3D printing and vacforming and it’s at Eureka over in Halifax. makerfairehalifax.com</text:span></text:span></text:p>
      <text:p text:style-name="P12"><text:span text:style-name="T43">Next up is </text:span><text:span text:style-name="T10">Feral Vector</text:span><text:span text:style-name="T43">, </text:span>a festival about making games and gamelike thing<text:span text:style-name="T43">s, in Hebden Bridge </text:span>May 29th and 30<text:span text:style-name="T14">th</text:span> <text:span text:style-name="T43">feral-vector.com</text:span></text:p>
      <text:p text:style-name="P13"><text:span text:style-name="T43">And we always plug Bradford </text:span><text:span text:style-name="T7">Coderdojo</text:span><text:span text:style-name="T32">. This is a Saturday morning parents and kids and coding thing. “young people between 5 and 17 learn how to code, develop websites, apps, programs, games and more. Previously, the kids were messing up pictures of Jean Claude Van Damme. What happened at the last one? The next one is Saturday </text:span><text:span text:style-name="Strong_20_Emphasis">23 May</text:span><text:span text:style-name="T44"> from 9-30 to 12-30 </text:span><text:span text:style-name="Strong_20_Emphasis"><text:span text:style-name="T16">at the Innovation Centre Bradford,</text:span></text:span><text:span text:style-name="Strong_20_Emphasis"><text:span text:style-name="T17"> Peckover St in Little Germany</text:span></text:span><text:span text:style-name="Strong_20_Emphasis"><text:span text:style-name="T18">. Register at</text:span></text:span><text:span text:style-name="Strong_20_Emphasis"><text:span text:style-name="T17"> www.ticbradford.com/coderdojo</text:span></text:span></text:p>
      <text:p text:style-name="P13"><text:span text:style-name="T44">Coderdojo is the same day as a thing called </text:span><text:span text:style-name="T11">DRIFT</text:span><text:span text:style-name="T44">, part of the </text:span>Saltaire Arts Trail 2015<text:span text:style-name="T44">, </text:span>Fuse Art Space, in association with Wet Genes, present DRIFT- an interactive and participatory light experience. Motion and sound created by visitors creates a multi-sensory, synaesthetic experience composed of moving light, transferred sound, evolving colours and shapes. The output is projected on to the walls of the project space to create an immersive experience where each surface has a different outcome. The work will also feature performances by sound artists and musicians within the space. <text:span text:style-name="T44">That’s you two again, isn’t it, plus a legion of helpers, how did you put all that together? saltaireinspired.org.uk</text:span></text:p>
      <text:p text:style-name="Text_20_body"><text:span text:style-name="T5">[24 Min]</text:span><text:span text:style-name="T33"> Ok folks we’ve used up our data allowance for this month so we gotta go.Before we reveal who’s the pilot of Hello Kitty Airways, w</text:span><text:span text:style-name="T23">e’ve just got time for a listener question. Mrs Trellis </text:span><text:soft-page-break/><text:span text:style-name="T23">of West Scotland asks, “</text:span><text:span text:style-name="T15">Just wondering if</text:span> I should buy Grim Fandango?” <text:span text:style-name="T41">Well, Mrs Trellis, we can’t do emoji on FM, so you’ll just have to guess the looks on us faces. </text:span>In honour of the 2015 election campaign we leave you with the Stranglers. Say goodbye, Kitteh!</text:p>
      <text:p text:style-name="P1">[2<text:span text:style-name="T46">7</text:span> Min]<text:span text:style-name="T46"> Stranglers (3m 35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5-06T15:06:57.048054987</dc:date>
    <meta:editing-duration>PT3H25M21S</meta:editing-duration>
    <meta:editing-cycles>33</meta:editing-cycles>
    <meta:generator>LibreOffice/4.3.5.2.0$Linux_X86_64 LibreOffice_project/430m0$Build-2</meta:generator>
    <meta:document-statistic meta:table-count="0" meta:image-count="0" meta:object-count="0" meta:page-count="3" meta:paragraph-count="24" meta:word-count="1552" meta:character-count="8876" meta:non-whitespace-character-count="7345"/>
  </office:meta>
</office:document-meta>
</file>